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4 — RHCE AUTOMATION</text:p>
          </draw:text-box>
        </draw:frame>
        <draw:frame draw:style-name="TransBox" svg:width="31.8700cm" svg:height="5.5000cm" svg:x="1.0000cm" svg:y="2.3000cm">
          <draw:text-box>
            <text:p text:style-name="PTitleMain">Ansible Playbooks — Tasks and Handlers</text:p>
          </draw:text-box>
        </draw:frame>
        <draw:frame draw:style-name="TransBox" svg:width="31.8700cm" svg:height="3.5000cm" svg:x="1.0000cm" svg:y="8.8000cm">
          <draw:text-box>
            <text:p text:style-name="PBody">A playbook is a YAML file that describes the desired state of one or more managed nodes. It is the core artifact of Ansible automation. Resource: Notes Ansible — Playbooks guide: Official playbook reference including …</text:p>
          </draw:text-box>
        </draw:frame>
        <draw:frame draw:style-name="TransBox" svg:width="31.8700cm" svg:height="0.7000cm" svg:x="1.0000cm" svg:y="17.8000cm">
          <draw:text-box>
            <text:p text:style-name="PFooter">04-rhce/ansible-playbook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Playbook structure</text:p>
            <text:p text:style-name="PBullet">▶  A minimal working playbook</text:p>
            <text:p text:style-name="PBullet">▶  Common task patterns</text:p>
            <text:p text:style-name="PBullet">▶  Handlers</text:p>
            <text:p text:style-name="PBullet">▶  Check mode (dry run)</text:p>
            <text:p text:style-name="PBullet">▶  Verbose output</text:p>
            <text:p text:style-name="PBullet">▶  Limit to specific hosts</text:p>
            <text:p text:style-name="PBullet">▶  Tag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laybook structure</text:p>
          </draw:text-box>
        </draw:frame>
        <draw:frame draw:style-name="TransBox" svg:width="15.7350cm" svg:height="13.5500cm" svg:x="1.0000cm" svg:y="4.0000cm">
          <draw:text-box>
            <text:p text:style-name="PBullet">• Every task should have a name. It appears in output and helps with debugging.</text:p>
          </draw:text-box>
        </draw:frame>
        <draw:frame draw:style-name="CodeBox" svg:width="15.7350cm" svg:height="13.5500cm" svg:x="17.1350cm" svg:y="4.0000cm">
          <draw:text-box>
            <text:p text:style-name="PCode">---
- name: Describe what this play does          # Play name
  hosts: webservers                           # Target inventory group
  become: true                                # Use sudo

  tasks:
    - name: Describe what this task does      # Task name
      module_name:                            # Module
        option1: value1
        option2: value2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 minimal working playbook</text:p>
          </draw:text-box>
        </draw:frame>
        <draw:frame draw:style-name="TransBox" svg:width="15.7350cm" svg:height="13.5500cm" svg:x="1.0000cm" svg:y="4.0000cm">
          <draw:text-box>
            <text:p text:style-name="PBullet">• Run it:</text:p>
          </draw:text-box>
        </draw:frame>
        <draw:frame draw:style-name="CodeBox" svg:width="15.7350cm" svg:height="13.5500cm" svg:x="17.1350cm" svg:y="4.0000cm">
          <draw:text-box>
            <text:p text:style-name="PCode">---
- name: Ensure vim is installed on all hosts
  hosts: all
  become: true

  tasks:
    - name: Install vim
      ansible.builtin.dnf:
        name: vim
        state: presen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 minimal working playbook (cont.)</text:p>
          </draw:text-box>
        </draw:frame>
        <draw:frame draw:style-name="CodeBox" svg:width="31.8700cm" svg:height="13.5500cm" svg:x="1.0000cm" svg:y="4.0000cm">
          <draw:text-box>
            <text:p text:style-name="PCode">ansible-playbook -i inventory.ini install-vim.yml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Handlers</text:p>
          </draw:text-box>
        </draw:frame>
        <draw:frame draw:style-name="TransBox" svg:width="15.7350cm" svg:height="13.5500cm" svg:x="1.0000cm" svg:y="4.0000cm">
          <draw:text-box>
            <text:p text:style-name="PBullet">• Handlers run once at the end of the play, only if notified. They're used</text:p>
            <text:p text:style-name="PBullet">• for actions that should only happen when something changes (e.g., restart a</text:p>
            <text:p text:style-name="PBullet">• service only if its config was modified).</text:p>
            <text:p text:style-name="PBullet">• Key points:</text:p>
            <text:p text:style-name="PBullet">• Handlers run after all tasks in the play complete</text:p>
            <text:p text:style-name="PBullet">• A handler is only triggered if its notifying task reported changed</text:p>
            <text:p text:style-name="PBullet">• Multiple tasks can notify the same handler — it still runs only once</text:p>
          </draw:text-box>
        </draw:frame>
        <draw:frame draw:style-name="CodeBox" svg:width="15.7350cm" svg:height="13.5500cm" svg:x="17.1350cm" svg:y="4.0000cm">
          <draw:text-box>
            <text:p text:style-name="PCode">---
- name: Configure sshd
  hosts: all
  become: true

  tasks:
    - name: Set SSH LoginGraceTime
      ansible.builtin.lineinfile:
        path: /etc/ssh/sshd_config
        regexp: '^LoginGraceTime'
        line: 'LoginGraceTime 30'
      notify: Restart sshd            # triggers the handler
… (6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eck mode (dry run)</text:p>
          </draw:text-box>
        </draw:frame>
        <draw:frame draw:style-name="TransBox" svg:width="15.7350cm" svg:height="13.5500cm" svg:x="1.0000cm" svg:y="4.0000cm">
          <draw:text-box>
            <text:p text:style-name="PBullet">• Simulates what would change without making any changes.</text:p>
          </draw:text-box>
        </draw:frame>
        <draw:frame draw:style-name="CodeBox" svg:width="15.7350cm" svg:height="13.5500cm" svg:x="17.1350cm" svg:y="4.0000cm">
          <draw:text-box>
            <text:p text:style-name="PCode">ansible-playbook -i inventory.ini site.yml --check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erbose output</text:p>
          </draw:text-box>
        </draw:frame>
        <draw:frame draw:style-name="CodeBox" svg:width="31.8700cm" svg:height="13.5500cm" svg:x="1.0000cm" svg:y="4.0000cm">
          <draw:text-box>
            <text:p text:style-name="PCode">ansible-playbook -i inventory.ini site.yml -v    # basic
ansible-playbook -i inventory.ini site.yml -vvv  # very verbose (shows SSH detail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imit to specific hosts</text:p>
          </draw:text-box>
        </draw:frame>
        <draw:frame draw:style-name="CodeBox" svg:width="31.8700cm" svg:height="13.5500cm" svg:x="1.0000cm" svg:y="4.0000cm">
          <draw:text-box>
            <text:p text:style-name="PCode"># Run playbook against one host only
ansible-playbook -i inventory.ini site.yml --limit web01

# Run against a group
ansible-playbook -i inventory.ini site.yml --limit webserver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ags</text:p>
          </draw:text-box>
        </draw:frame>
        <draw:frame draw:style-name="TransBox" svg:width="15.7350cm" svg:height="13.5500cm" svg:x="1.0000cm" svg:y="4.0000cm">
          <draw:text-box>
            <text:p text:style-name="PBullet">• Tags let you run only specific tasks:</text:p>
          </draw:text-box>
        </draw:frame>
        <draw:frame draw:style-name="CodeBox" svg:width="15.7350cm" svg:height="13.5500cm" svg:x="17.1350cm" svg:y="4.0000cm">
          <draw:text-box>
            <text:p text:style-name="PCode">- name: Install packages
  ansible.builtin.dnf:
    name: nginx
    state: present
  tags:
    - packages
    - nginx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ags (cont.)</text:p>
          </draw:text-box>
        </draw:frame>
        <draw:frame draw:style-name="CodeBox" svg:width="31.8700cm" svg:height="13.5500cm" svg:x="1.0000cm" svg:y="4.0000cm">
          <draw:text-box>
            <text:p text:style-name="PCode"># Run only tagged tasks
ansible-playbook site.yml --tags packages

# Skip tagged tasks
ansible-playbook site.yml --skip-tags package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Ansible Playbooks — Tasks and Handlers</text:p>
          </draw:text-box>
        </draw:frame>
        <draw:frame draw:style-name="TransBox" svg:width="31.8700cm" svg:height="13.5500cm" svg:x="1.0000cm" svg:y="4.0000cm">
          <draw:text-box>
            <text:p text:style-name="PBullet">✓  Playbook structure: Every task should have a name. It appears in output and helps with debugging.</text:p>
            <text:p text:style-name="PBullet">✓  A minimal working playbook: Run it:</text:p>
            <text:p text:style-name="PBullet">✓  Handlers: Handlers run once at the end of the play, only if notified. They're used</text:p>
            <text:p text:style-name="PBullet">✓  Check mode (dry run): Simulates what would change without making any changes.</text:p>
            <text:p text:style-name="PBullet">✓  Verbose output</text:p>
            <text:p text:style-name="PBullet">✓  Limit to specific hosts</text:p>
            <text:p text:style-name="PBullet">✓  Tags: Tags let you run only specific tasks: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